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5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>
      <style:table-cell-properties fo:border-bottom="none" fo:border-left="0.74pt ridge #000000" fo:border-right="none" fo:border-top="none"/>
    </style:style>
    <style:style style:name="ce8" style:family="table-cell" style:parent-style-name="Default" style:data-style-name="N118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29cm" svg:height="11.117cm" svg:x="11.719cm" svg:y="5.943cm">
            <draw:object draw:notify-on-update-of-ranges="Sheet1.A18:Sheet1.A26 Sheet1.B17:Sheet1.B17 Sheet1.B18:Sheet1.B26 Sheet1.C18:Sheet1.C26 Sheet1.C18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21.729cm" svg:height="12.83cm" svg:x="43.376cm" svg:y="4.143cm">
            <draw:object draw:notify-on-update-of-ranges="Sheet1.M22:Sheet1.M24 Sheet1.N21:Sheet1.N21 Sheet1.N22:Sheet1.N24 Sheet1.O21:Sheet1.O21 Sheet1.O22:Sheet1.O24 Sheet1.P21:Sheet1.P21 Sheet1.P22:Sheet1.P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Preproc recalculated always and variable file buffer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Preproc static and variable file buffer</text:p>
          </table:table-cell>
          <table:table-cell table:number-columns-repeated="5"/>
          <table:table-cell office:value-type="string" calcext:value-type="string">
            <text:p>Preproc static and static file bu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MorisPrattFunction-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638296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8986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33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3.5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16407024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7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Function-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264673224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9009.5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50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6398808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3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Function-8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64250424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251440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4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16400000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0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orisPrattMainWord-8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613834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3.5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0995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3196676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8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MainWord-8</text:p>
          </table:table-cell>
          <table:table-cell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26137924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7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10986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9.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3192152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4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MainWord-8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14992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08882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13194184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5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orisPrattWindowWord-8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4914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89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59131728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2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11304308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WindowWord-8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259502312" calcext:value-type="float">
            <text:p>2,60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94.5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144932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5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1299904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7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WindowWord-8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59168976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7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591743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8006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1302120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PEED DIFF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/op</text:p>
          </table:table-cell>
          <table:table-cell table:style-name="ce2" office:value-type="string" calcext:value-type="string">
            <text:p>stdev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Kurt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office:value-type="string" calcext:value-type="string">
            <text:p>Długość słowa</text:p>
          </table:table-cell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Main</text:p>
          </table:table-cell>
          <table:table-cell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.054" calcext:value-type="float">
            <text:p>1,054</text:p>
          </table:table-cell>
          <table:table-cell office:value-type="float" office:value="1.083" calcext:value-type="float">
            <text:p>1,083</text:p>
          </table:table-cell>
          <table:table-cell office:value-type="float" office:value="1.419" calcext:value-type="float">
            <text:p>1,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.029" calcext:value-type="float">
            <text:p>1,029</text:p>
          </table:table-cell>
          <table:table-cell office:value-type="float" office:value="1.035" calcext:value-type="float">
            <text:p>1,035</text:p>
          </table:table-cell>
          <table:table-cell office:value-type="float" office:value="1.189" calcext:value-type="float">
            <text:p>1,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office:value-type="float" office:value="8" calcext:value-type="float">
            <text:p>8</text:p>
          </table:table-cell>
          <table:table-cell table:number-columns-repeated="2" office:value-type="float" office:value="1.074" calcext:value-type="float">
            <text:p>1,074</text:p>
          </table:table-cell>
          <table:table-cell office:value-type="float" office:value="1.147" calcext:value-type="float">
            <text:p>1,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number-columns-repeated="3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Main</text:p>
          </table:table-cell>
          <table:table-cell table:style-name="ce1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Window</text:p>
          </table:table-cell>
          <table:table-cell table:style-name="ce1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string" calcext:value-type="string">
            <text:p>Długość słowa</text:p>
          </table:table-cell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4" calcext:value-type="float">
            <text:p>4</text:p>
          </table:table-cell>
          <table:table-cell table:style-name="ce8" office:value-type="float" office:value="1.04182058" calcext:value-type="float">
            <text:p>1,042</text:p>
          </table:table-cell>
          <table:table-cell table:style-name="ce8" office:value-type="float" office:value="1.0462150545" calcext:value-type="float">
            <text:p>1,046</text:p>
          </table:table-cell>
          <table:table-cell table:style-name="ce8" office:value-type="float" office:value="0.9554378345" calcext:value-type="float">
            <text:p>0,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Main</text:p>
          </table:table-cell>
          <table:table-cell table:style-name="ce1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6" calcext:value-type="float">
            <text:p>6</text:p>
          </table:table-cell>
          <table:table-cell table:style-name="ce8" office:value-type="float" office:value="0.6107863935" calcext:value-type="float">
            <text:p>0,611</text:p>
          </table:table-cell>
          <table:table-cell table:style-name="ce8" office:value-type="float" office:value="0.663481788" calcext:value-type="float">
            <text:p>0,663</text:p>
          </table:table-cell>
          <table:table-cell table:style-name="ce8" office:value-type="float" office:value="0.6132229035" calcext:value-type="float">
            <text:p>0,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Window</text:p>
          </table:table-cell>
          <table:table-cell table:style-name="ce1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8" calcext:value-type="float">
            <text:p>8</text:p>
          </table:table-cell>
          <table:table-cell table:style-name="ce8" office:value-type="float" office:value="1.030144309" calcext:value-type="float">
            <text:p>1,030</text:p>
          </table:table-cell>
          <table:table-cell table:style-name="ce8" office:value-type="float" office:value="1.040320727" calcext:value-type="float">
            <text:p>1,040</text:p>
          </table:table-cell>
          <table:table-cell table:style-name="ce8" office:value-type="float" office:value="0.948649507" calcext:value-type="float">
            <text:p>0,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oyerMooreMain</text:p>
          </table:table-cell>
          <table:table-cell table:style-name="ce1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</text:p>
          </table:table-cell>
          <table:table-cell table:style-name="ce1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3"/>
          <table:table-cell>
            <draw:frame draw:z-index="5" draw:style-name="gr1" draw:text-style-name="P1" svg:width="21.734cm" svg:height="12.822cm" svg:x="1.421cm" svg:y="0.255cm">
              <draw:object draw:notify-on-update-of-ranges="Sheet1.M34:Sheet1.M36 Sheet1.N33:Sheet1.N33 Sheet1.N34:Sheet1.N36 Sheet1.O33:Sheet1.O33 Sheet1.O34:Sheet1.O36 Sheet1.P33:Sheet1.P33 Sheet1.P34:Sheet1.P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>
            <draw:frame draw:z-index="1" draw:style-name="gr1" draw:text-style-name="P1" svg:width="19.853cm" svg:height="11.189cm" svg:x="1.351cm" svg:y="0.267cm">
              <draw:object draw:notify-on-update-of-ranges="Sheet1.A31:Sheet1.A39 Sheet1.B30:Sheet1.B30 Sheet1.B31:Sheet1.B39 Sheet1.C31:Sheet1.C39 Sheet1.C31:Sheet1.C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risPrattMainWord</text:p>
          </table:table-cell>
          <table:table-cell table:style-name="ce1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risPrattWindowWord</text:p>
          </table:table-cell>
          <table:table-cell table:style-name="ce1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KurtMorisPrattMainWord</text:p>
          </table:table-cell>
          <table:table-cell table:style-name="ce1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WindowWord</text:p>
          </table:table-cell>
          <table:table-cell table:style-name="ce1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MainWord</text:p>
          </table:table-cell>
          <table:table-cell table:style-name="ce1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Word</text:p>
          </table:table-cell>
          <table:table-cell table:style-name="ce1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6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3"/>
          <table:table-cell>
            <draw:frame draw:z-index="2" draw:style-name="gr1" draw:text-style-name="P1" svg:width="19.968cm" svg:height="11.253cm" svg:x="1.294cm" svg:y="0.183cm">
              <draw:object draw:notify-on-update-of-ranges="Sheet1.A46:Sheet1.A54 Sheet1.B45:Sheet1.B45 Sheet1.B46:Sheet1.B54 Sheet1.C46:Sheet1.C54 Sheet1.C46:Sheet1.C5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draw:z-index="6" draw:style-name="gr1" draw:text-style-name="P1" svg:width="21.559cm" svg:height="12.718cm" svg:x="1.458cm" svg:y="0.134cm">
              <draw:object draw:notify-on-update-of-ranges="Sheet1.M72:Sheet1.M74 Sheet1.N71:Sheet1.N71 Sheet1.N72:Sheet1.N74 Sheet1.O71:Sheet1.O71 Sheet1.O72:Sheet1.O74 Sheet1.P71:Sheet1.P71 Sheet1.P72:Sheet1.P7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style-name="ce8" office:value-type="float" office:value="0.926771223" calcext:value-type="float">
            <text:p>0,927</text:p>
          </table:table-cell>
          <table:table-cell table:style-name="ce8" office:value-type="float" office:value="0.921641442" calcext:value-type="float">
            <text:p>0,922</text:p>
          </table:table-cell>
          <table:table-cell table:style-name="ce8" office:value-type="float" office:value="0.879356282" calcext:value-type="float">
            <text:p>0,87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style-name="ce8" office:value-type="float" office:value="0.536967501" calcext:value-type="float">
            <text:p>0,537</text:p>
          </table:table-cell>
          <table:table-cell table:style-name="ce8" office:value-type="float" office:value="0.5851282445" calcext:value-type="float">
            <text:p>0,585</text:p>
          </table:table-cell>
          <table:table-cell table:style-name="ce8" office:value-type="float" office:value="0.5223911285" calcext:value-type="float">
            <text:p>0,52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8" office:value-type="float" office:value="0.931020727" calcext:value-type="float">
            <text:p>0,931</text:p>
          </table:table-cell>
          <table:table-cell table:style-name="ce8" office:value-type="float" office:value="0.919520242" calcext:value-type="float">
            <text:p>0,920</text:p>
          </table:table-cell>
          <table:table-cell table:style-name="ce8" office:value-type="float" office:value="0.8930176485" calcext:value-type="float">
            <text:p>0,89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8" office:value-type="float" office:value="0.931020727" calcext:value-type="float">
            <text:p>0,931</text:p>
          </table:table-cell>
          <table:table-cell table:style-name="ce8" office:value-type="float" office:value="0.919520242" calcext:value-type="float">
            <text:p>0,920</text:p>
          </table:table-cell>
          <table:table-cell table:style-name="ce8" office:value-type="float" office:value="0.8930176485" calcext:value-type="float">
            <text:p>0,893</text:p>
          </table:table-cell>
          <table:table-cell table:number-columns-repeated="3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 calcext:value-type="string">
            <text:p>Poprawione z wyrzuconymi outlierami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urtMorisPrattFunction</text:p>
          </table:table-cell>
          <table:table-cell office:value-type="float" office:value="1.069" calcext:value-type="float">
            <text:p>1,069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urtMorisPrattMain</text:p>
          </table:table-cell>
          <table:table-cell office:value-type="float" office:value="1.064" calcext:value-type="float">
            <text:p>1,06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>
            <draw:frame draw:z-index="3" draw:style-name="gr1" draw:text-style-name="P1" svg:width="23.048cm" svg:height="12.987cm" svg:x="0.018cm" svg:y="0cm">
              <draw:object draw:notify-on-update-of-ranges="Sheet1.B99:Sheet1.B107 Sheet1.C98:Sheet1.C98 Sheet1.C99:Sheet1.C107 Sheet1.D99:Sheet1.D107 Sheet1.D99:Sheet1.D10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30">
          <table:table-cell table:number-columns-repeated="19"/>
        </table:table-row>
        <table:table-row table:style-name="ro1">
          <table:table-cell table:number-columns-repeated="3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długość słowa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4" calcext:value-type="float">
            <text:p>4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7" calcext:value-type="float">
            <text:p>7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8" calcext:value-type="float">
            <text:p>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rtMorisPrattMain</text:p>
          </table:table-cell>
          <table:table-cell table:number-columns-repeated="2"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number-columns-repeated="2"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rtMorisPrattWindow</text:p>
          </table:table-cell>
          <table:table-cell table:number-columns-repeated="2"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Function</text:p>
          </table:table-cell>
          <table:table-cell table:number-columns-repeated="2"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Main</text:p>
          </table:table-cell>
          <table:table-cell table:number-columns-repeated="2"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Window</text:p>
          </table:table-cell>
          <table:table-cell table:number-columns-repeated="2"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Function</text:p>
          </table:table-cell>
          <table:table-cell table:number-columns-repeated="2"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5"/>
        </table:table-row>
      </table:table>
      <table:table table:name="Arkusz2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.00.0000</text:date>, <text:time style:data-style-name="N2" text:time-value="13:43:00.387449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3:15:05.178068005</meta:creation-date>
    <dc:date>2025-02-01T13:50:07.771051582</dc:date>
    <meta:editing-duration>PT8H52M39S</meta:editing-duration>
    <meta:editing-cycles>19</meta:editing-cycles>
    <meta:generator>LibreOffice/24.8.4.2$Linux_X86_64 LibreOffice_project/480$Build-2</meta:generator>
    <meta:document-statistic meta:table-count="2" meta:cell-count="41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5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3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3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3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5pt" style:letter-kerning="false" style:font-size-asian="9pt" style:font-size-complex="9pt"/>
    </style:style>
  </office:automatic-styles>
  <office:body>
    <office:chart>
      <chart:chart svg:width="21.735cm" svg:height="12.823cm" xlink:href=".." xlink:type="simple" chart:class="chart:bar" chart:style-name="ch1">
        <chart:legend chart:legend-position="end" svg:x="17.361cm" svg:y="5.326cm" style:legend-expansion="high" chart:style-name="ch2"/>
        <chart:plot-area chart:style-name="ch3" table:cell-range-address="Sheet1.M33:Sheet1.P36" chart:data-source-has-labels="both" svg:x="2.618cm" svg:y="0.254cm" svg:width="14.505cm" svg:height="10.986cm">
          <chart:coordinate-region svg:x="3.73cm" svg:y="0.453cm" svg:width="13.393cm" svg:height="10.14cm"/>
          <chart:axis chart:dimension="x" chart:name="primary-x" chart:style-name="ch4" chartooo:axis-type="auto">
            <chartooo:date-scale/>
            <chart:title svg:x="6.407cm" svg:y="11.496cm" chart:style-name="ch5">
              <text:p><text:span text:style-name="T1">Liczba liter szukanego słowa</text:span></text:p>
            </chart:title>
            <chart:categories table:cell-range-address="Sheet1.M34:Sheet1.M36"/>
          </chart:axis>
          <chart:axis chart:dimension="y" chart:name="primary-y" chart:style-name="ch6">
            <chart:title svg:x="1.284cm" svg:y="8.827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34:Sheet1.N36" chart:label-cell-address="Sheet1.N33:Sheet1.N33" chart:class="chart:bar">
            <chart:data-point chart:repeated="3"/>
          </chart:series>
          <chart:series chart:style-name="ch10" chart:values-cell-range-address="Sheet1.O34:Sheet1.O36" chart:label-cell-address="Sheet1.O33:Sheet1.O33" chart:class="chart:bar">
            <chart:data-point chart:repeated="3"/>
          </chart:series>
          <chart:series chart:style-name="ch11" chart:values-cell-range-address="Sheet1.P34:Sheet1.P36" chart:label-cell-address="Sheet1.P33:Sheet1.P3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33:Sheet1.N33</svg:desc>
                </draw:g>
              </table:table-cell>
              <table:table-cell office:value-type="string">
                <text:p>KurtMorisPratt</text:p>
                <draw:g>
                  <svg:desc>Sheet1.O33:Sheet1.O33</svg:desc>
                </draw:g>
              </table:table-cell>
              <table:table-cell office:value-type="string">
                <text:p>BoyerMoore</text:p>
                <draw:g>
                  <svg:desc>Sheet1.P33:Sheet1.P3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34:Sheet1.M36</svg:desc>
                </draw:g>
              </table:table-cell>
              <table:table-cell office:value-type="float" office:value="1.04182058">
                <text:p>1.04182058</text:p>
                <draw:g>
                  <svg:desc>Sheet1.N34:Sheet1.N36</svg:desc>
                </draw:g>
              </table:table-cell>
              <table:table-cell office:value-type="float" office:value="1.0462150545">
                <text:p>1.0462150545</text:p>
                <draw:g>
                  <svg:desc>Sheet1.O34:Sheet1.O36</svg:desc>
                </draw:g>
              </table:table-cell>
              <table:table-cell office:value-type="float" office:value="0.9554378345">
                <text:p>0.9554378345</text:p>
                <draw:g>
                  <svg:desc>Sheet1.P34:Sheet1.P3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6132229035">
                <text:p>0.6132229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0144309">
                <text:p>1.030144309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948649507">
                <text:p>0.948649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C18:Sheet1.C26" chart:error-lower-range="Sheet1.C18:Sheet1.C26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8:Sheet1.C26" chart:error-lower-range="Sheet1.C18:Sheet1.C26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8:Sheet1.C26" chart:error-lower-range="Sheet1.C18:Sheet1.C2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73cm" svg:height="11.118cm" xlink:href=".." xlink:type="simple" chart:class="chart:bar" chart:style-name="ch1">
        <chart:title svg:x="3.244cm" svg:y="0.358cm" chart:style-name="ch2">
          <text:p><text:span text:style-name="T1">Różnica prędkość dla algorytmów w zależności od długości słowa</text:span></text:p>
        </chart:title>
        <chart:legend chart:legend-position="end" svg:x="18.134cm" svg:y="5.26cm" style:legend-expansion="high" chart:style-name="ch3"/>
        <chart:plot-area chart:style-name="ch4" table:cell-range-address="Sheet1.A17:Sheet1.B26" chart:data-source-has-labels="both" svg:x="1.403cm" svg:y="0.616cm" svg:width="16.164cm" svg:height="8.555cm">
          <chart:coordinate-region svg:x="2.763cm" svg:y="0.815cm" svg:width="14.804cm" svg:height="5.338cm"/>
          <chart:axis chart:dimension="x" chart:name="primary-x" chart:style-name="ch5" chartooo:axis-type="auto">
            <chartooo:date-scale/>
            <chart:title svg:x="8.042cm" svg:y="9.393cm" chart:style-name="ch2">
              <text:p><text:span text:style-name="T2">Algos on substrings</text:span></text:p>
            </chart:title>
            <chart:categories table:cell-range-address="Sheet1.A18:Sheet1.A26"/>
          </chart:axis>
          <chart:axis chart:dimension="y" chart:name="primary-y" chart:style-name="ch6">
            <chart:title svg:x="0.449cm" svg:y="5.41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18:Sheet1.B26" chart:label-cell-address="Sheet1.B17:Sheet1.B17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/op</text:p>
                <draw:g>
                  <svg:desc>Sheet1.B17:Sheet1.B17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18:Sheet1.A26</svg:desc>
                </draw:g>
              </table:table-cell>
              <table:table-cell office:value-type="float" office:value="1.074">
                <text:p>1.074</text:p>
                <draw:g>
                  <svg:desc>Sheet1.B18:Sheet1.B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74">
                <text:p>1.07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83">
                <text:p>1.08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31:Sheet1.C39" chart:error-lower-range="Sheet1.C31:Sheet1.C39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31:Sheet1.C39" chart:error-lower-range="Sheet1.C31:Sheet1.C3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1:Sheet1.C39" chart:error-lower-range="Sheet1.C31:Sheet1.C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854cm" svg:height="11.19cm" xlink:href=".." xlink:type="simple" chart:class="chart:bar" chart:style-name="ch1">
        <chart:title svg:x="5.281cm" svg:y="0.359cm" chart:style-name="ch2">
          <text:p><text:span text:style-name="T1">Speed Between Algos preproc change for BM</text:span></text:p>
        </chart:title>
        <chart:legend chart:legend-position="end" svg:x="18.086cm" svg:y="5.296cm" style:legend-expansion="high" chart:style-name="ch3"/>
        <chart:plot-area chart:style-name="ch4" table:cell-range-address="Sheet1.A30:Sheet1.B39" chart:data-source-has-labels="both" svg:x="1.408cm" svg:y="1.361cm" svg:width="16.281cm" svg:height="8.625cm">
          <chart:coordinate-region svg:x="2.759cm" svg:y="1.56cm" svg:width="14.93cm" svg:height="5.409cm"/>
          <chart:axis chart:dimension="x" chart:name="primary-x" chart:style-name="ch5" chartooo:axis-type="auto">
            <chartooo:date-scale/>
            <chart:title svg:x="8.105cm" svg:y="10.209cm" chart:style-name="ch2">
              <text:p><text:span text:style-name="T2">Algos on substrings</text:span></text:p>
            </chart:title>
            <chart:categories table:cell-range-address="Sheet1.A31:Sheet1.A39"/>
          </chart:axis>
          <chart:axis chart:dimension="y" chart:name="primary-y" chart:style-name="ch6">
            <chart:title svg:x="0.451cm" svg:y="6.19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31:Sheet1.B39" chart:label-cell-address="Sheet1.B30:Sheet1.B30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30:Sheet1.B30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31:Sheet1.A39</svg:desc>
                </draw:g>
              </table:table-cell>
              <table:table-cell office:value-type="float" office:value="1.030144309">
                <text:p>1.030144309</text:p>
                <draw:g>
                  <svg:desc>Sheet1.B31:Sheet1.B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4182058">
                <text:p>1.041820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462150545">
                <text:p>1.04621505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948649507">
                <text:p>0.9486495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0.9554378345">
                <text:p>0.955437834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0.6132229035">
                <text:p>0.61322290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46:Sheet1.C54" chart:error-lower-range="Sheet1.C46:Sheet1.C5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46:Sheet1.C54" chart:error-lower-range="Sheet1.C46:Sheet1.C5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46:Sheet1.C54" chart:error-lower-range="Sheet1.C46:Sheet1.C5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969cm" svg:height="11.254cm" xlink:href=".." xlink:type="simple" chart:class="chart:bar" chart:style-name="ch1">
        <chart:title svg:x="3.75cm" svg:y="0.361cm" chart:style-name="ch2">
          <text:p><text:span text:style-name="T1">Speed Between Algos after static preproc and static file buffer</text:span></text:p>
        </chart:title>
        <chart:legend chart:legend-position="end" svg:x="18.201cm" svg:y="5.328cm" style:legend-expansion="high" chart:style-name="ch3"/>
        <chart:plot-area chart:style-name="ch4" table:cell-range-address="Sheet1.A45:Sheet1.B54" chart:data-source-has-labels="both" svg:x="1.41cm" svg:y="1.365cm" svg:width="16.392cm" svg:height="8.683cm">
          <chart:coordinate-region svg:x="2.755cm" svg:y="1.564cm" svg:width="15.047cm" svg:height="4.954cm"/>
          <chart:axis chart:dimension="x" chart:name="primary-x" chart:style-name="ch5" chartooo:axis-type="auto">
            <chartooo:date-scale/>
            <chart:title svg:x="8.163cm" svg:y="10.273cm" chart:style-name="ch2">
              <text:p><text:span text:style-name="T2">Algos on substrings</text:span></text:p>
            </chart:title>
            <chart:categories table:cell-range-address="Sheet1.A46:Sheet1.A54"/>
          </chart:axis>
          <chart:axis chart:dimension="y" chart:name="primary-y" chart:style-name="ch6">
            <chart:title svg:x="0.451cm" svg:y="6.231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46:Sheet1.B54" chart:label-cell-address="Sheet1.B45:Sheet1.B45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45:Sheet1.B45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46:Sheet1.A54</svg:desc>
                </draw:g>
              </table:table-cell>
              <table:table-cell office:value-type="float" office:value="0.931020727">
                <text:p>0.931020727</text:p>
                <draw:g>
                  <svg:desc>Sheet1.B46:Sheet1.B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0.926771223">
                <text:p>0.926771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0.921641442">
                <text:p>0.9216414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8930176485">
                <text:p>0.893017648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0.879356282">
                <text:p>0.8793562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0.5223911285">
                <text:p>0.522391128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8" chart:maximum="1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2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3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5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5pt" style:letter-kerning="false" style:font-size-asian="9pt" style:font-size-complex="9pt"/>
    </style:style>
  </office:automatic-styles>
  <office:body>
    <office:chart>
      <chart:chart svg:width="21.73cm" svg:height="12.831cm" xlink:href=".." xlink:type="simple" chart:class="chart:bar" chart:style-name="ch1">
        <chart:legend chart:legend-position="end" svg:x="17.224cm" svg:y="4.56cm" style:legend-expansion="custom" svg:width="4.296cm" svg:height="2.652cm" style:legend-expansion-aspect-ratio="1.61990950226244" chart:style-name="ch2"/>
        <chart:plot-area chart:style-name="ch3" table:cell-range-address="Sheet1.M21:Sheet1.P24" chart:data-source-has-labels="both" svg:x="2.813cm" svg:y="0.901cm" svg:width="13.856cm" svg:height="10.383cm">
          <chart:coordinate-region svg:x="3.542cm" svg:y="0.901cm" svg:width="13.127cm" svg:height="9.737cm"/>
          <chart:axis chart:dimension="x" chart:name="primary-x" chart:style-name="ch4" chartooo:axis-type="auto">
            <chartooo:date-scale/>
            <chart:title svg:x="6.278cm" svg:y="11.54cm" chart:style-name="ch5">
              <text:p><text:span text:style-name="T1">Liczba liter szukanego słowa</text:span></text:p>
            </chart:title>
            <chart:categories table:cell-range-address="Sheet1.M22:Sheet1.M24"/>
          </chart:axis>
          <chart:axis chart:dimension="y" chart:name="primary-y" chart:style-name="ch6">
            <chart:title svg:x="1.479cm" svg:y="9.172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22:Sheet1.N24" chart:label-cell-address="Sheet1.N21:Sheet1.N21" chart:class="chart:bar">
            <chart:data-point chart:repeated="3"/>
          </chart:series>
          <chart:series chart:style-name="ch10" chart:values-cell-range-address="Sheet1.O22:Sheet1.O24" chart:label-cell-address="Sheet1.O21:Sheet1.O21" chart:class="chart:bar">
            <chart:data-point chart:repeated="3"/>
          </chart:series>
          <chart:series chart:style-name="ch11" chart:values-cell-range-address="Sheet1.P22:Sheet1.P24" chart:label-cell-address="Sheet1.P21:Sheet1.P2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21:Sheet1.N21</svg:desc>
                </draw:g>
              </table:table-cell>
              <table:table-cell office:value-type="string">
                <text:p>KurtMorisPratt</text:p>
                <draw:g>
                  <svg:desc>Sheet1.O21:Sheet1.O21</svg:desc>
                </draw:g>
              </table:table-cell>
              <table:table-cell office:value-type="string">
                <text:p>BoyerMoore</text:p>
                <draw:g>
                  <svg:desc>Sheet1.P21:Sheet1.P2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22:Sheet1.M24</svg:desc>
                </draw:g>
              </table:table-cell>
              <table:table-cell office:value-type="float" office:value="1.054">
                <text:p>1.054</text:p>
                <draw:g>
                  <svg:desc>Sheet1.N22:Sheet1.N24</svg:desc>
                </draw:g>
              </table:table-cell>
              <table:table-cell office:value-type="float" office:value="1.083">
                <text:p>1.083</text:p>
                <draw:g>
                  <svg:desc>Sheet1.O22:Sheet1.O24</svg:desc>
                </draw:g>
              </table:table-cell>
              <table:table-cell office:value-type="float" office:value="1.419">
                <text:p>1.419</text:p>
                <draw:g>
                  <svg:desc>Sheet1.P22:Sheet1.P2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9">
                <text:p>1.029</text:p>
              </table:table-cell>
              <table:table-cell office:value-type="float" office:value="1.035">
                <text:p>1.03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4">
                <text:p>1.074</text:p>
              </table:table-cell>
              <table:table-cell office:value-type="float" office:value="1.074">
                <text:p>1.074</text:p>
              </table:table-cell>
              <table:table-cell office:value-type="float" office:value="1.147">
                <text:p>1.1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D99:Sheet1.D107" chart:error-lower-range="Sheet1.D99:Sheet1.D107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99:Sheet1.D107" chart:error-lower-range="Sheet1.D99:Sheet1.D107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99:Sheet1.D107" chart:error-lower-range="Sheet1.D99:Sheet1.D10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3.049cm" svg:height="12.988cm" xlink:href=".." xlink:type="simple" chart:class="chart:bar" chart:style-name="ch1">
        <chart:title svg:x="5.44cm" svg:y="0.395cm" chart:style-name="ch2">
          <text:p><text:span text:style-name="T1">Speed Between Algos on first attempt after removed outliers</text:span></text:p>
        </chart:title>
        <chart:legend chart:legend-position="end" svg:x="21.281cm" svg:y="6.195cm" style:legend-expansion="high" chart:style-name="ch3"/>
        <chart:plot-area chart:style-name="ch4" table:cell-range-address="Sheet1.B98:Sheet1.C107" chart:data-source-has-labels="both" svg:x="1.977cm" svg:y="1.495cm" svg:width="18.515cm" svg:height="9.451cm">
          <chart:coordinate-region svg:x="3.199cm" svg:y="1.694cm" svg:width="17.293cm" svg:height="6.234cm"/>
          <chart:axis chart:dimension="x" chart:name="primary-x" chart:style-name="ch5" chartooo:axis-type="auto">
            <chartooo:date-scale/>
            <chart:title svg:x="9.791cm" svg:y="11.205cm" chart:style-name="ch2">
              <text:p><text:span text:style-name="T2">Algos on substrings</text:span></text:p>
            </chart:title>
            <chart:categories table:cell-range-address="Sheet1.B99:Sheet1.B107"/>
          </chart:axis>
          <chart:axis chart:dimension="y" chart:name="primary-y" chart:style-name="ch6">
            <chart:title svg:x="0.957cm" svg:y="6.745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C99:Sheet1.C107" chart:label-cell-address="Sheet1.C98:Sheet1.C98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C98:Sheet1.C98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B99:Sheet1.B107</svg:desc>
                </draw:g>
              </table:table-cell>
              <table:table-cell office:value-type="float" office:value="1.074">
                <text:p>1.074</text:p>
                <draw:g>
                  <svg:desc>Sheet1.C99:Sheet1.C107</svg:desc>
                </draw:g>
              </table:table-cell>
              <table:table-cell office:value-type="float" office:value="0.06">
                <text:p>0.06</text:p>
                <draw:g>
                  <svg:desc>Sheet1.D99:Sheet1.D107</svg:desc>
                </draw:g>
              </table:table-cell>
              <table:table-cell office:value-type="float" office:value="0.06">
                <text:p>0.06</text:p>
                <draw:g>
                  <svg:desc>Sheet1.D99:Sheet1.D107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69">
                <text:p>1.06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64">
                <text:p>1.06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4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3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3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3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5pt" style:letter-kerning="false" style:font-size-asian="9pt" style:font-size-complex="9pt"/>
    </style:style>
  </office:automatic-styles>
  <office:body>
    <office:chart>
      <chart:chart svg:width="21.56cm" svg:height="12.719cm" xlink:href=".." xlink:type="simple" chart:class="chart:bar" chart:style-name="ch1">
        <chart:legend chart:legend-position="end" svg:x="17.186cm" svg:y="5.274cm" style:legend-expansion="high" chart:style-name="ch2"/>
        <chart:plot-area chart:style-name="ch3" table:cell-range-address="Sheet1.M71:Sheet1.P74" chart:data-source-has-labels="both" svg:x="2.594cm" svg:y="0.252cm" svg:width="14.403cm" svg:height="11.229cm">
          <chart:coordinate-region svg:x="3.706cm" svg:y="0.452cm" svg:width="13.291cm" svg:height="10.382cm"/>
          <chart:axis chart:dimension="x" chart:name="primary-x" chart:style-name="ch4" chartooo:axis-type="auto">
            <chartooo:date-scale/>
            <chart:title svg:x="6.332cm" svg:y="11.735cm" chart:style-name="ch5">
              <text:p><text:span text:style-name="T1">Liczba liter szukanego słowa</text:span></text:p>
            </chart:title>
            <chart:categories table:cell-range-address="Sheet1.M72:Sheet1.M74"/>
          </chart:axis>
          <chart:axis chart:dimension="y" chart:name="primary-y" chart:style-name="ch6">
            <chart:title svg:x="1.263cm" svg:y="8.946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72:Sheet1.N74" chart:label-cell-address="Sheet1.N71:Sheet1.N71" chart:class="chart:bar">
            <chart:data-point chart:repeated="3"/>
          </chart:series>
          <chart:series chart:style-name="ch10" chart:values-cell-range-address="Sheet1.O72:Sheet1.O74" chart:label-cell-address="Sheet1.O71:Sheet1.O71" chart:class="chart:bar">
            <chart:data-point chart:repeated="3"/>
          </chart:series>
          <chart:series chart:style-name="ch11" chart:values-cell-range-address="Sheet1.P72:Sheet1.P74" chart:label-cell-address="Sheet1.P71:Sheet1.P7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71:Sheet1.N71</svg:desc>
                </draw:g>
              </table:table-cell>
              <table:table-cell office:value-type="string">
                <text:p>KurtMorisPratt</text:p>
                <draw:g>
                  <svg:desc>Sheet1.O71:Sheet1.O71</svg:desc>
                </draw:g>
              </table:table-cell>
              <table:table-cell office:value-type="string">
                <text:p>BoyerMoore</text:p>
                <draw:g>
                  <svg:desc>Sheet1.P71:Sheet1.P7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72:Sheet1.M74</svg:desc>
                </draw:g>
              </table:table-cell>
              <table:table-cell office:value-type="float" office:value="0.926771223">
                <text:p>0.926771223</text:p>
                <draw:g>
                  <svg:desc>Sheet1.N72:Sheet1.N74</svg:desc>
                </draw:g>
              </table:table-cell>
              <table:table-cell office:value-type="float" office:value="0.921641442">
                <text:p>0.921641442</text:p>
                <draw:g>
                  <svg:desc>Sheet1.O72:Sheet1.O74</svg:desc>
                </draw:g>
              </table:table-cell>
              <table:table-cell office:value-type="float" office:value="0.879356282">
                <text:p>0.879356282</text:p>
                <draw:g>
                  <svg:desc>Sheet1.P72:Sheet1.P7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5223911285">
                <text:p>0.52239112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1020727">
                <text:p>0.931020727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8930176485">
                <text:p>0.893017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